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3465a4" draw:marker-start-width="0.35cm" draw:marker-end-width="0.35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4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3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81cm"/>
      <style:paragraph-properties style:writing-mode="lr-tb"/>
    </style:style>
    <style:style style:name="gr17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2.7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0.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78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3465a4" fo:font-size="18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3465a4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xml:id="id1" draw:id="id1" draw:layer="layout" svg:width="2cm" svg:height="1.062cm" svg:x="6.2cm" svg:y="5.938cm">
          <draw:text-box draw:corner-radius="0.1cm">
            <text:p text:style-name="P1"><text:span text:style-name="T1">1</text:span></text:p>
          </draw:text-box>
        </draw:frame>
        <draw:frame draw:style-name="gr2" draw:text-style-name="P3" xml:id="id4" draw:id="id4" draw:layer="layout" svg:width="0.6cm" svg:height="0.962cm" svg:x="0.8cm" svg:y="4.638cm">
          <draw:text-box>
            <text:p>S</text:p>
          </draw:text-box>
        </draw:frame>
        <draw:frame draw:style-name="gr3" draw:text-style-name="P3" draw:layer="layout" svg:width="3.664cm" svg:height="0.962cm" svg:x="13.2cm" svg:y="1.6cm">
          <draw:text-box>
            <text:p>S = Stack()</text:p>
          </draw:text-box>
        </draw:frame>
        <draw:frame draw:style-name="gr4" draw:text-style-name="P3" draw:layer="layout" svg:width="6.043cm" svg:height="2.384cm" svg:x="18.84cm" svg:y="4.216cm">
          <draw:text-box>
            <text:p xml:id="id17" text:id="id17">S.isEmpty(): <text:s text:c="2"/>False</text:p>
            <text:p xml:id="id18" text:id="id18">S.peek:<text:tab/><text:tab/> 1</text:p>
            <text:p xml:id="id19" text:id="id19">S.size():<text:tab/><text:tab/> 1</text:p>
          </draw:text-box>
        </draw:frame>
        <draw:frame draw:style-name="gr5" draw:text-style-name="P3" draw:layer="layout" svg:width="3.249cm" svg:height="0.962cm" svg:x="13.4cm" svg:y="4.4cm">
          <draw:text-box>
            <text:p xml:id="id16" text:id="id16">S.push(1)</text:p>
          </draw:text-box>
        </draw:frame>
        <draw:frame draw:style-name="gr5" draw:text-style-name="P3" draw:layer="layout" svg:width="3.249cm" svg:height="0.962cm" svg:x="13.4cm" svg:y="7.038cm">
          <draw:text-box>
            <text:p xml:id="id20" text:id="id20">S.push(7)</text:p>
          </draw:text-box>
        </draw:frame>
        <draw:frame draw:style-name="gr6" draw:text-style-name="P3" draw:layer="layout" svg:width="4.781cm" svg:height="1.673cm" svg:x="19cm" svg:y="6.816cm">
          <draw:text-box>
            <text:p xml:id="id22" text:id="id22">S.peek:<text:tab/><text:tab/> 7</text:p>
            <text:p xml:id="id23" text:id="id23">S.size():<text:tab/><text:tab/> 2</text:p>
          </draw:text-box>
        </draw:frame>
        <draw:frame draw:style-name="gr7" draw:text-style-name="P3" draw:layer="layout" svg:width="5.76cm" svg:height="2.384cm" svg:x="18.8cm" svg:y="1.6cm">
          <draw:text-box>
            <text:p xml:id="id13" text:id="id13">S.isEmpty(): <text:s text:c="2"/>True</text:p>
            <text:p xml:id="id14" text:id="id14">S.peek:<text:tab/><text:tab/> null</text:p>
            <text:p xml:id="id15" text:id="id15">S.size():<text:tab/><text:tab/> 0</text:p>
          </draw:text-box>
        </draw:frame>
        <draw:frame draw:style-name="gr1" draw:text-style-name="P2" xml:id="id3" draw:id="id3" draw:layer="layout" svg:width="2cm" svg:height="1.062cm" svg:x="6.2cm" svg:y="4.888cm">
          <draw:text-box draw:corner-radius="0.1cm">
            <text:p text:style-name="P1"><text:span text:style-name="T1">7</text:span></text:p>
          </draw:text-box>
        </draw:frame>
        <draw:frame draw:style-name="gr5" draw:text-style-name="P3" draw:layer="layout" svg:width="3.249cm" svg:height="0.962cm" svg:x="13.351cm" svg:y="8.838cm">
          <draw:text-box>
            <text:p xml:id="id24" text:id="id24">S.push(3)</text:p>
          </draw:text-box>
        </draw:frame>
        <draw:frame draw:style-name="gr8" draw:text-style-name="P3" draw:layer="layout" svg:width="2.581cm" svg:height="0.962cm" svg:x="13.619cm" svg:y="11.2cm">
          <draw:text-box>
            <text:p xml:id="id28" text:id="id28">S.pop()</text:p>
          </draw:text-box>
        </draw:frame>
        <draw:frame draw:style-name="gr1" draw:text-style-name="P2" xml:id="id5" draw:id="id5" draw:layer="layout" svg:width="2cm" svg:height="1.062cm" svg:x="6.2cm" svg:y="3.835cm">
          <draw:text-box draw:corner-radius="0.1cm">
            <text:p text:style-name="P1"><text:span text:style-name="T1">3</text:span></text:p>
          </draw:text-box>
        </draw:frame>
        <draw:frame draw:style-name="gr5" draw:text-style-name="P3" draw:layer="layout" svg:width="3.249cm" svg:height="0.962cm" svg:x="13.551cm" svg:y="13.6cm">
          <draw:text-box>
            <text:p xml:id="id31" text:id="id31">S.push(4)</text:p>
          </draw:text-box>
        </draw:frame>
        <draw:frame draw:style-name="gr6" draw:text-style-name="P3" draw:layer="layout" svg:width="4.781cm" svg:height="1.673cm" svg:x="18.988cm" svg:y="8.927cm">
          <draw:text-box>
            <text:p xml:id="id27" text:id="id27">S.peek:<text:tab/><text:tab/> 3</text:p>
            <text:p xml:id="id26" text:id="id26">S.size():<text:tab/><text:tab/> 3</text:p>
          </draw:text-box>
        </draw:frame>
        <draw:frame draw:style-name="gr6" draw:text-style-name="P3" draw:layer="layout" svg:width="4.781cm" svg:height="1.673cm" svg:x="19cm" svg:y="11.2cm">
          <draw:text-box>
            <text:p xml:id="id29" text:id="id29">S.peek:<text:tab/><text:tab/> 7</text:p>
            <text:p xml:id="id30" text:id="id30">S.size():<text:tab/><text:tab/> 2</text:p>
          </draw:text-box>
        </draw:frame>
        <draw:frame draw:style-name="gr1" draw:text-style-name="P2" xml:id="id6" draw:id="id6" draw:layer="layout" svg:width="2cm" svg:height="1.062cm" svg:x="6.2cm" svg:y="3.835cm">
          <draw:text-box draw:corner-radius="0.1cm">
            <text:p text:style-name="P1"><text:span text:style-name="T1">4</text:span></text:p>
          </draw:text-box>
        </draw:frame>
        <draw:connector draw:style-name="gr9" draw:text-style-name="P4" xml:id="id2" draw:id="id2" draw:layer="layout" draw:type="curve" svg:x1="1.836cm" svg:y1="5.148cm" svg:x2="6.2cm" svg:y2="6.469cm" draw:end-shape="id1" draw:end-glue-point="3" svg:d="M1836 5148c2860 0 679 1321 4364 1321" svg:viewBox="0 0 4365 1322">
          <text:p/>
        </draw:connector>
        <draw:connector draw:style-name="gr9" draw:text-style-name="P4" xml:id="id21" draw:id="id21" draw:layer="layout" draw:type="curve" draw:line-skew="1.056cm" svg:x1="1.836cm" svg:y1="5.148cm" svg:x2="6.2cm" svg:y2="5.419cm" draw:start-shape="id2" draw:start-glue-point="2" draw:end-shape="id3" draw:end-glue-point="3" svg:d="M1836 5148c832 0-1349 271 4364 271" svg:viewBox="0 0 4365 272">
          <text:p/>
        </draw:connector>
        <draw:connector draw:style-name="gr9" draw:text-style-name="P4" xml:id="id25" draw:id="id25" draw:layer="layout" draw:type="curve" svg:x1="1.4cm" svg:y1="5.119cm" svg:x2="6.2cm" svg:y2="4.366cm" draw:start-shape="id4" draw:start-glue-point="1" draw:end-shape="id5" draw:end-glue-point="3" svg:d="M1400 5119c3597 0 1197-753 4800-753" svg:viewBox="0 0 4801 754">
          <text:p/>
        </draw:connector>
        <draw:connector draw:style-name="gr9" draw:text-style-name="P4" xml:id="id32" draw:id="id32" draw:layer="layout" draw:type="curve" svg:x1="1.4cm" svg:y1="5.119cm" svg:x2="6.2cm" svg:y2="4.366cm" draw:start-shape="id4" draw:start-glue-point="1" draw:end-shape="id6" svg:d="M1400 5119c3597 0 1197-753 4800-753" svg:viewBox="0 0 4801 75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01cm" svg:y="5.971cm" presentation:class="title" presentation:user-transformed="true">
          <draw:text-box>
            <text:p>demo python stack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xml:id="id7" draw:id="id7" draw:layer="layout" svg:width="2cm" svg:height="1.062cm" svg:x="10.4cm" svg:y="4.9cm">
          <draw:text-box draw:corner-radius="0.1cm">
            <text:p text:style-name="P1"><text:span text:style-name="T1">1</text:span></text:p>
          </draw:text-box>
        </draw:frame>
        <draw:frame draw:style-name="gr2" draw:text-style-name="P3" xml:id="id10" draw:id="id10" draw:layer="layout" svg:width="1.3cm" svg:height="0.962cm" svg:x="0.8cm" svg:y="4.638cm">
          <draw:text-box>
            <text:p>Q</text:p>
          </draw:text-box>
        </draw:frame>
        <draw:frame draw:style-name="gr11" draw:text-style-name="P3" draw:layer="layout" svg:width="4.05cm" svg:height="0.962cm" svg:x="1.48cm" svg:y="8.564cm">
          <draw:text-box>
            <text:p>Q = Queue()</text:p>
          </draw:text-box>
        </draw:frame>
        <draw:frame draw:style-name="gr12" draw:text-style-name="P3" draw:layer="layout" svg:width="6.115cm" svg:height="1.673cm" svg:x="6.8cm" svg:y="10.8cm">
          <draw:text-box>
            <text:p xml:id="id37" text:id="id37">Q.isEmpty(): <text:s text:c="2"/>False</text:p>
            <text:p xml:id="id38" text:id="id38">Q.size():<text:tab/><text:tab/> 1</text:p>
          </draw:text-box>
        </draw:frame>
        <draw:frame draw:style-name="gr13" draw:text-style-name="P3" draw:layer="layout" svg:width="4.409cm" svg:height="0.962cm" svg:x="1.6cm" svg:y="10.638cm">
          <draw:text-box>
            <text:p xml:id="id35" text:id="id35">Q.enqueue(1)</text:p>
          </draw:text-box>
        </draw:frame>
        <draw:frame draw:style-name="gr14" draw:text-style-name="P3" draw:layer="layout" svg:width="5.832cm" svg:height="1.673cm" svg:x="6.768cm" svg:y="8.6cm">
          <draw:text-box>
            <text:p xml:id="id33" text:id="id33">Q.isEmpty(): <text:s text:c="2"/>True</text:p>
            <text:p xml:id="id34" text:id="id34">Q.size():<text:tab/><text:tab/> 0</text:p>
          </draw:text-box>
        </draw:frame>
        <draw:frame draw:style-name="gr1" draw:text-style-name="P2" xml:id="id9" draw:id="id9" draw:layer="layout" svg:width="2cm" svg:height="1.062cm" svg:x="8.4cm" svg:y="4.9cm">
          <draw:text-box draw:corner-radius="0.1cm">
            <text:p text:style-name="P1"><text:span text:style-name="T1">7</text:span></text:p>
          </draw:text-box>
        </draw:frame>
        <draw:frame draw:style-name="gr15" draw:text-style-name="P3" draw:layer="layout" svg:width="4.058cm" svg:height="0.962cm" svg:x="15.4cm" svg:y="8.6cm">
          <draw:text-box>
            <text:p xml:id="id45" text:id="id45">Q.dequeue()</text:p>
          </draw:text-box>
        </draw:frame>
        <draw:frame draw:style-name="gr1" draw:text-style-name="P2" xml:id="id11" draw:id="id11" draw:layer="layout" svg:width="2cm" svg:height="1.062cm" svg:x="6.4cm" svg:y="4.9cm">
          <draw:text-box draw:corner-radius="0.1cm">
            <text:p text:style-name="P1"><text:span text:style-name="T1">3</text:span></text:p>
          </draw:text-box>
        </draw:frame>
        <draw:frame draw:style-name="gr13" draw:text-style-name="P3" draw:layer="layout" svg:width="4.409cm" svg:height="0.962cm" svg:x="15.551cm" svg:y="10cm">
          <draw:text-box>
            <text:p xml:id="id48" text:id="id48">Q.enqueue(4)</text:p>
          </draw:text-box>
        </draw:frame>
        <draw:frame draw:style-name="gr16" draw:text-style-name="P3" draw:layer="layout" svg:width="4.781cm" svg:height="0.962cm" svg:x="19.819cm" svg:y="8.6cm">
          <draw:text-box>
            <text:p xml:id="id46" text:id="id46">Q.size():<text:tab/><text:tab/> 2</text:p>
          </draw:text-box>
        </draw:frame>
        <draw:frame draw:style-name="gr1" draw:text-style-name="P2" xml:id="id12" draw:id="id12" draw:layer="layout" svg:width="2cm" svg:height="1.062cm" svg:x="4.4cm" svg:y="4.9cm">
          <draw:text-box draw:corner-radius="0.1cm">
            <text:p text:style-name="P1"><text:span text:style-name="T1">4</text:span></text:p>
          </draw:text-box>
        </draw:frame>
        <draw:connector draw:style-name="gr9" draw:text-style-name="P4" xml:id="id8" draw:id="id8" draw:layer="layout" draw:type="curve" svg:x1="1.836cm" svg:y1="5.148cm" svg:x2="10.4cm" svg:y2="5.431cm" draw:end-shape="id7" draw:end-glue-point="3" svg:d="M1836 5148c6010 0 1729 283 8564 283" svg:viewBox="0 0 8565 284">
          <text:p/>
        </draw:connector>
        <draw:connector draw:style-name="gr9" draw:text-style-name="P4" xml:id="id40" draw:id="id40" draw:layer="layout" draw:type="curve" draw:line-skew="1.056cm" svg:x1="1.836cm" svg:y1="5.148cm" svg:x2="8.4cm" svg:y2="5.431cm" draw:start-shape="id8" draw:start-glue-point="2" draw:end-shape="id9" draw:end-glue-point="3" svg:d="M1836 5148c832 0-2449 283 6564 283" svg:viewBox="0 0 6565 284">
          <text:p/>
        </draw:connector>
        <draw:connector draw:style-name="gr9" draw:text-style-name="P4" xml:id="id44" draw:id="id44" draw:layer="layout" draw:type="curve" svg:x1="2.1cm" svg:y1="5.119cm" svg:x2="6.4cm" svg:y2="5.431cm" draw:start-shape="id10" draw:start-glue-point="1" draw:end-shape="id11" draw:end-glue-point="3" svg:d="M2100 5119c3187 0 1038 312 4300 312" svg:viewBox="0 0 4301 313">
          <text:p/>
        </draw:connector>
        <draw:connector draw:style-name="gr9" draw:text-style-name="P4" xml:id="id49" draw:id="id49" draw:layer="layout" draw:type="curve" svg:x1="2.1cm" svg:y1="5.119cm" svg:x2="4.4cm" svg:y2="5.431cm" draw:start-shape="id10" draw:start-glue-point="1" draw:end-shape="id12" svg:d="M2100 5119c1687 0 538 312 2300 312" svg:viewBox="0 0 2301 313">
          <text:p/>
        </draw:connector>
        <draw:frame draw:style-name="gr13" draw:text-style-name="P3" draw:layer="layout" svg:width="4.409cm" svg:height="0.962cm" svg:x="1.6cm" svg:y="12.6cm">
          <draw:text-box>
            <text:p xml:id="id39" text:id="id39">Q.enqueue(7)</text:p>
          </draw:text-box>
        </draw:frame>
        <draw:frame draw:style-name="gr16" draw:text-style-name="P3" draw:layer="layout" svg:width="4.781cm" svg:height="0.962cm" svg:x="6.819cm" svg:y="12.638cm">
          <draw:text-box>
            <text:p xml:id="id41" text:id="id41">Q.size():<text:tab/><text:tab/> 2</text:p>
          </draw:text-box>
        </draw:frame>
        <draw:connector draw:style-name="gr17" draw:text-style-name="P4" xml:id="id36" draw:id="id36" draw:layer="layout" draw:type="curve" svg:x1="1.45cm" svg:y1="4.638cm" svg:x2="11.4cm" svg:y2="4.9cm" draw:start-shape="id10" draw:start-glue-point="0" draw:end-shape="id7" draw:end-glue-point="0" svg:d="M1450 4638c0-750 9950-881 9950 262" svg:viewBox="0 0 9951 843">
          <text:p/>
        </draw:connector>
        <draw:connector draw:style-name="gr17" draw:text-style-name="P4" xml:id="id47" draw:id="id47" draw:layer="layout" draw:type="curve" svg:x1="2.1cm" svg:y1="4.622cm" svg:x2="9.4cm" svg:y2="4.9cm" draw:end-shape="id9" draw:end-glue-point="0" svg:d="M2100 4622c0-408 7300-547 7300 278" svg:viewBox="0 0 7301 604">
          <text:p/>
        </draw:connector>
        <draw:frame draw:style-name="gr13" draw:text-style-name="P3" draw:layer="layout" svg:width="4.409cm" svg:height="0.962cm" svg:x="1.6cm" svg:y="13.838cm">
          <draw:text-box>
            <text:p xml:id="id42" text:id="id42">Q.enqueue(3)</text:p>
          </draw:text-box>
        </draw:frame>
        <draw:frame draw:style-name="gr16" draw:text-style-name="P3" draw:layer="layout" svg:width="4.781cm" svg:height="0.962cm" svg:x="6.819cm" svg:y="13.638cm">
          <draw:text-box>
            <text:p xml:id="id43" text:id="id43">Q.size():<text:tab/><text:tab/>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</anim:seq>
        </anim:pa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8" draw:text-style-name="P3" draw:layer="layout" svg:width="23.256cm" svg:height="8.072cm" svg:x="0.82cm" svg:y="2.242cm">
          <draw:text-box>
            <text:p>Leg uit hoe je een queue met behulp van een of meer stacks kunt implementeren</text:p>
            <text:p/>
            <text:p>beredeneer aan de hand hiervan de tijdscomplexiteit van deze oplossing</text:p>
            <text:p><text:tab/>voor enqueue</text:p>
            <text:p><text:tab/>voor dequeue</text:p>
            <text:p/>
            <text:p/>
            <text:p><text:tab/></text:p>
            <text:p><text:tab/></text:p>
            <text:p/>
            <text:p/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9" draw:text-style-name="P3" draw:layer="layout" svg:width="20.72cm" svg:height="6.65cm" svg:x="2.801cm" svg:y="1.905cm">
          <draw:text-box>
            <text:p>Leg uit hoe je een queue van integers kunt maken met een array</text:p>
            <text:p><text:tab/>extra voorwaarde is dat de array 10 integers kan bevatten </text:p>
            <text:p/>
            <text:p text:style-name="P7">Geef de pseudocode voor de enqueue</text:p>
            <text:p text:style-name="P7">Wat is de runtime van de enqueue?</text:p>
            <text:p text:style-name="P7"/>
            <text:p text:style-name="P7">Programmeer dit in Python (je mag ook een list gebruiken ipv een array)</text:p>
            <text:p text:style-name="P7"/>
            <text:p text:style-name="P7"><text:tab/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25.288cm" svg:height="2.384cm" svg:x="2.801cm" svg:y="1.905cm">
          <draw:text-box>
            <text:p>beredeneer aan de hand van de O() wat een efficiëntere implementatie van een stack is,</text:p>
            <text:p>die m.b.v. een array of die op basis van een singly linked list</text:p>
            <text:p text:style-name="P7"><text:tab/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25.288cm" svg:height="2.384cm" svg:x="2.801cm" svg:y="1.905cm">
          <draw:text-box>
            <text:p>Beschrijf hoe je een palindroomchecker m.b.v. een of meer stacks kunt maken</text:p>
            <text:p text:style-name="P7"><text:tab/></text:p>
          </draw:text-box>
        </draw:frame>
        <presentation:notes draw:style-name="dp1">
          <office:forms form:automatic-focus="false" form:apply-design-mode="false"/>
          <draw:page-thumbnail draw:style-name="gr10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3:13:23.321647463</meta:creation-date>
    <meta:generator>LibreOffice/6.4.6.2$Linux_X86_64 LibreOffice_project/40$Build-2</meta:generator>
    <dc:date>2021-03-03T14:17:30.342511138</dc:date>
    <meta:editing-duration>PT2H57M59S</meta:editing-duration>
    <meta:editing-cycles>31</meta:editing-cycles>
    <meta:document-statistic meta:object-count="82"/>
  </office:meta>
</office:document-meta>
</file>